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aea" officeooo:paragraph-rsid="0014baea"/>
    </style:style>
    <style:style style:name="P2" style:family="paragraph" style:parent-style-name="Standard">
      <style:text-properties officeooo:rsid="001b58b4" officeooo:paragraph-rsid="001b58b4"/>
    </style:style>
    <style:style style:name="P3" style:family="paragraph" style:parent-style-name="Standard">
      <style:text-properties officeooo:paragraph-rsid="001b58b4"/>
    </style:style>
    <style:style style:name="P4" style:family="paragraph" style:parent-style-name="Text_20_body">
      <style:text-properties officeooo:paragraph-rsid="001ed476"/>
    </style:style>
    <style:style style:name="P5" style:family="paragraph" style:parent-style-name="Text_20_body">
      <style:text-properties officeooo:rsid="001c013a" officeooo:paragraph-rsid="001ed476"/>
    </style:style>
    <style:style style:name="P6" style:family="paragraph" style:parent-style-name="Text_20_body">
      <style:text-properties officeooo:paragraph-rsid="001b58b4"/>
    </style:style>
    <style:style style:name="P7" style:family="paragraph" style:parent-style-name="Text_20_body">
      <style:text-properties officeooo:rsid="001d6aaf" officeooo:paragraph-rsid="001d6aaf"/>
    </style:style>
    <style:style style:name="P8" style:family="paragraph" style:parent-style-name="Standard">
      <style:text-properties officeooo:rsid="001eab83" officeooo:paragraph-rsid="001eab83"/>
    </style:style>
    <style:style style:name="P9" style:family="paragraph" style:parent-style-name="Text_20_body">
      <style:text-properties officeooo:rsid="001c013a" officeooo:paragraph-rsid="001ed476"/>
    </style:style>
    <style:style style:name="P10" style:family="paragraph" style:parent-style-name="Text_20_body">
      <style:text-properties officeooo:paragraph-rsid="001ed476"/>
    </style:style>
    <style:style style:name="P11" style:family="paragraph" style:parent-style-name="Text_20_body">
      <style:text-properties officeooo:rsid="00239d57" officeooo:paragraph-rsid="00239d57"/>
    </style:style>
    <style:style style:name="P12" style:family="paragraph" style:parent-style-name="Text_20_body">
      <style:text-properties officeooo:paragraph-rsid="00239d57"/>
    </style:style>
    <style:style style:name="P13" style:family="paragraph" style:parent-style-name="Text_20_body">
      <style:text-properties officeooo:rsid="00257647" officeooo:paragraph-rsid="00257647"/>
    </style:style>
    <style:style style:name="P14" style:family="paragraph" style:parent-style-name="Text_20_body">
      <style:text-properties officeooo:rsid="001d6aaf" officeooo:paragraph-rsid="001d6aaf"/>
    </style:style>
    <style:style style:name="P15" style:family="paragraph" style:parent-style-name="Text_20_body">
      <style:text-properties officeooo:rsid="001d6aaf" officeooo:paragraph-rsid="00257647"/>
    </style:style>
    <style:style style:name="P16" style:family="paragraph" style:parent-style-name="Text_20_body">
      <style:text-properties officeooo:paragraph-rsid="00257647"/>
    </style:style>
    <style:style style:name="P17" style:family="paragraph" style:parent-style-name="Text_20_body">
      <style:text-properties officeooo:rsid="0025ec37" officeooo:paragraph-rsid="0025ec37"/>
    </style:style>
    <style:style style:name="P18" style:family="paragraph" style:parent-style-name="Text_20_body">
      <style:paragraph-properties fo:break-before="page"/>
      <style:text-properties officeooo:paragraph-rsid="001ed476"/>
    </style:style>
    <style:style style:name="T1" style:family="text">
      <style:text-properties officeooo:rsid="001c013a"/>
    </style:style>
    <style:style style:name="T2" style:family="text">
      <style:text-properties officeooo:rsid="001b58b4"/>
    </style:style>
    <style:style style:name="T3" style:family="text">
      <style:text-properties officeooo:rsid="001fda1a"/>
    </style:style>
    <style:style style:name="T4" style:family="text">
      <style:text-properties officeooo:rsid="00239d57"/>
    </style:style>
    <style:style style:name="T5" style:family="text">
      <style:text-properties officeooo:rsid="00257647"/>
    </style:style>
    <style:style style:name="fr1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c"/>
      </text:sequence-decls>
      <text:p text:style-name="P1"/>
      <text:p text:style-name="P1">Generalized Extreme Value distribution</text:p>
      <text:p text:style-name="P1"/>
      <text:p text:style-name="P1"><text:a xlink:type="simple" xlink:href="https://en.wikipedia.org/wiki/Generalized_extreme_value_distribution" text:style-name="Internet_20_link" text:visited-style-name="Visited_20_Internet_20_Link">https://en.wikipedia.org/wiki/Generalized_extreme_value_distribution</text:a></text:p>
      <text:p text:style-name="P1"/>
      <text:p text:style-name="P3"><text:span text:style-name="T2">Según el signo de </text:span><text:span text:style-name="T2"><draw:frame draw:style-name="fr1" draw:name="Objeto8" text:anchor-type="as-char" svg:y="-0.377cm" svg:width="0.483cm" svg:height="0.42cm" draw:z-index="5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2"> el soporte de la función es abierto hacia más infinito o hacia menos infinito. Cuando </text:span><text:span text:style-name="T2"><draw:frame draw:style-name="fr1" draw:name="Objeto9" text:anchor-type="as-char" svg:y="-0.377cm" svg:width="1.071cm" svg:height="0.476cm" draw:z-index="6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2">el soporte tiende a infinito por ambos lados.</text:span></text:p>
      <text:p text:style-name="P3"/>
      <text:p text:style-name="P8">El soporte de la función <text:span text:style-name="T3">es:</text:span> </text:p>
      <text:p text:style-name="P4"><text:span text:style-name="T1"><draw:frame draw:style-name="fr1" draw:name="Objeto13" text:anchor-type="as-char" svg:y="-0.377cm" svg:width="4.588cm" svg:height="1.81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p>
      <text:p text:style-name="P2"/>
      <text:p text:style-name="P5"><draw:frame draw:style-name="fr1" draw:name="Objeto6" text:anchor-type="as-char" svg:y="-0.377cm" svg:width="2.861cm" svg:height="0.545cm" draw:z-index="7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5"><draw:frame draw:style-name="fr1" draw:name="Objeto7" text:anchor-type="as-char" svg:y="-0.377cm" svg:width="5.856cm" svg:height="1.558cm" draw:z-index="8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Standard"/>
      <text:p text:style-name="P4"><text:span text:style-name="T1"><draw:frame draw:style-name="fr1" draw:name="Objeto2" text:anchor-type="as-char" svg:y="-0.377cm" svg:width="4.503cm" svg:height="0.967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1"> esto es para </text:span><text:span text:style-name="T1"><draw:frame draw:style-name="fr1" draw:name="Objeto10" text:anchor-type="as-char" svg:y="-0.377cm" svg:width="2.618cm" svg:height="0.48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5"><draw:frame draw:style-name="fr1" draw:name="Objeto1" text:anchor-type="as-char" svg:y="-0.377cm" svg:width="4.667cm" svg:height="0.993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text:span text:style-name="T2">esto es para </text:span><text:span text:style-name="T2"><draw:frame draw:style-name="fr1" draw:name="Objeto11" text:anchor-type="as-char" svg:y="-0.377cm" svg:width="1.349cm" svg:height="0.4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p>
      <text:p text:style-name="P6"><draw:frame draw:style-name="fr1" draw:name="Objeto3" text:anchor-type="as-char" svg:y="-0.377cm" svg:width="6.853cm" svg:height="0.945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text:span text:style-name="T1">esto es para </text:span><text:span text:style-name="T1"><draw:frame draw:style-name="fr1" draw:name="Objeto12" text:anchor-type="as-char" svg:y="-0.377cm" svg:width="2.718cm" svg:height="1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p>
      <text:p text:style-name="P6"/>
      <text:p text:style-name="P4"><draw:frame draw:style-name="fr1" draw:name="Objeto4" text:anchor-type="as-char" svg:y="-0.377cm" svg:width="7.87cm" svg:height="0.94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><draw:frame draw:style-name="fr1" draw:name="Objeto5" text:anchor-type="as-char" svg:y="-0.377cm" svg:width="7.572cm" svg:height="1.152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"/>
      <text:p text:style-name="P4"/>
      <text:p text:style-name="P18"/>
      <text:p text:style-name="P11">Ajuste de parámetros por Máxima Verosimilutd</text:p>
      <text:p text:style-name="P4"/>
      <text:p text:style-name="P4"/>
      <text:p text:style-name="P12"><text:span text:style-name="T4">Dada un realización de un proceso estocástico, </text:span><text:span text:style-name="T4"><draw:frame draw:style-name="fr1" draw:name="Objeto14" text:anchor-type="as-char" svg:y="-0.377cm" svg:width="0.841cm" svg:height="0.533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4"> si se quiera ajustar una función densidad de probabilidad (FDP) del tipo </text:span><text:span text:style-name="T4"><draw:frame draw:style-name="fr1" draw:name="Objeto15" text:anchor-type="as-char" svg:y="-0.377cm" svg:width="1.609cm" svg:height="0.542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4"> donde </text:span><text:span text:style-name="T4"><draw:frame draw:style-name="fr1" draw:name="Objeto16" text:anchor-type="as-char" svg:y="-0.377cm" svg:width="0.423cm" svg:height="0.332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4">es el vector de parámetros ajsutables de la distribución, en el supuesto que la realización </text:span><text:span text:style-name="T4"><draw:frame draw:style-name="fr1" draw:name="Objeto17" text:anchor-type="as-char" svg:y="-0.377cm" svg:width="0.841cm" svg:height="0.533cm" draw:z-index="17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4"> es un conjunto de valores estadísticamente independientes, el ajuste de </text:span><text:span text:style-name="T4"><draw:frame draw:style-name="fr1" draw:name="Objeto18" text:anchor-type="as-char" svg:y="-0.377cm" svg:width="0.423cm" svg:height="0.332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4"> puede realizarse de forma de maximizar la probabilidad de la realización </text:span><text:span text:style-name="T4"><draw:frame draw:style-name="fr1" draw:name="Objeto19" text:anchor-type="as-char" svg:y="-0.377cm" svg:width="0.841cm" svg:height="0.533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4">. Si son sucesos independientes, la probabiliadad de la observación es simplemente el producto de las probabilidades de cada elemento </text:span><text:span text:style-name="T4"><draw:frame draw:style-name="fr1" draw:name="Objeto20" text:anchor-type="as-char" svg:y="-0.377cm" svg:width="0.51cm" svg:height="0.533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span><text:span text:style-name="T4"> y el problema es entonces planteable como:</text:span></text:p>
      <text:p text:style-name="P16"><text:span text:style-name="T5"><draw:frame draw:style-name="fr1" draw:name="Objeto87" text:anchor-type="as-char" svg:y="-0.377cm" svg:width="3.082cm" svg:height="1.356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5"> Como </text:span><text:span text:style-name="T5"><draw:frame draw:style-name="fr1" draw:name="Objeto21" text:anchor-type="as-char" svg:y="-0.377cm" svg:width="1.766cm" svg:height="0.542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5"> se puede tomar el Logaritmo de la productoria y transforma el problema a:</text:span></text:p>
      <text:p text:style-name="P15"><draw:frame draw:style-name="fr1" draw:name="Objeto22" text:anchor-type="as-char" svg:y="-0.377cm" svg:width="3.709cm" svg:height="1.35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17"/>
      <text:p text:style-name="P17">Para un conjunto de FDP es podible derivar explicitametnte en función de los parámetros y resolver explícitamente el problema.</text:p>
      <text:p text:style-name="P17">En forma genérica se trata de resolver un problema de optimización</text:p>
      <text:p text:style-name="P17"/>
      <text:p text:style-name="P17"/>
      <text:p text:style-name="P7">Apuntes sobre Maximum Likelihood Estimation MLE</text:p>
      <text:p text:style-name="P7">https://people.eecs.berkeley.edu/~pabbeel/cs287-fa13/slides/Likelihood_EM_HMM_Kalman.pdf</text:p>
      <text:p text:style-name="P7"/>
      <text:p text:style-name="P7">Tutorial on maximum likelihood estimation </text:p>
      <text:p text:style-name="P7">http://times.cs.uiuc.edu/course/410/note/mle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20:45:15.681000000</meta:creation-date>
    <dc:date>2017-01-05T15:55:39.894863434</dc:date>
    <meta:editing-duration>PT12H50M20S</meta:editing-duration>
    <meta:editing-cycles>7</meta:editing-cycles>
    <meta:generator>LibreOffice/5.1.4.2$Linux_X86_64 LibreOffice_project/10m0$Build-2</meta:generator>
    <meta:document-statistic meta:table-count="0" meta:image-count="0" meta:object-count="23" meta:page-count="2" meta:paragraph-count="22" meta:word-count="193" meta:character-count="1410" meta:non-whitespace-character-count="1219"/>
  </office:meta>
</office:document-meta>
</file>

<file path=Object 1/content.xml><?xml version="1.0" encoding="utf-8"?>
<math xmlns="http://www.w3.org/1998/Math/MathML" display="block">
  <semantics>
    <mrow>
      <mrow>
        <mi mathvariant="italic">mean</mi>
        <mo stretchy="false">=</mo>
        <mrow>
          <mi mathvariant="normal">μ</mi>
          <mo stretchy="false">+</mo>
          <mi mathvariant="normal">σ</mi>
        </mrow>
      </mrow>
      <mfrac>
        <mrow>
          <mi mathvariant="normal">Γ</mi>
          <mrow>
            <mrow>
              <mo fence="true" stretchy="false">(</mo>
              <mrow>
                <mrow>
                  <mn>1</mn>
                  <mo stretchy="false">−</mo>
                  <mi mathvariant="normal">ξ</mi>
                </mrow>
              </mrow>
              <mo fence="true" stretchy="false">)</mo>
            </mrow>
            <mo stretchy="false">−</mo>
            <mn>1</mn>
          </mrow>
        </mrow>
        <mi mathvariant="normal">ξ</mi>
      </mfrac>
    </mrow>
    <annotation encoding="StarMath 5.0">mean = %imy  + %isigma { %GAMMA (1-%ixi) - 1 } over %ixi  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 mathvariant="normal">ξ</mi>
            <mo stretchy="false">&lt;</mo>
            <mn>1</mn>
          </mrow>
        </mrow>
        <mo fence="true" stretchy="false">)</mo>
      </mrow>
      <mi>.</mi>
      <mrow>
        <mo fence="true" stretchy="false">(</mo>
        <mrow>
          <mrow>
            <mi mathvariant="normal">ξ</mi>
            <mo stretchy="false">≠</mo>
            <mn>0</mn>
          </mrow>
        </mrow>
        <mo fence="true" stretchy="false">)</mo>
      </mrow>
    </mrow>
    <annotation encoding="StarMath 5.0">(%ixi &lt; 1 ).(%ixi &lt;&gt; 0)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i mathvariant="normal">ξ</mi>
          <mo stretchy="false">≠</mo>
          <mn>0</mn>
        </mrow>
      </mrow>
      <mo fence="true" stretchy="false">)</mo>
    </mrow>
    <annotation encoding="StarMath 5.0">(%ixi &lt;&gt; 0)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 mathvariant="normal">ξ</mi>
            <mo stretchy="false">&lt;</mo>
            <mfrac>
              <mn>1</mn>
              <mn>2</mn>
            </mfrac>
          </mrow>
        </mrow>
        <mo fence="true" stretchy="false">)</mo>
      </mrow>
      <mi>.</mi>
      <mrow>
        <mo fence="true" stretchy="false">(</mo>
        <mrow>
          <mrow>
            <mi mathvariant="normal">ξ</mi>
            <mo stretchy="false">≠</mo>
            <mn>0</mn>
          </mrow>
        </mrow>
        <mo fence="true" stretchy="false">)</mo>
      </mrow>
    </mrow>
    <annotation encoding="StarMath 5.0">(%ixi &lt; 1 over 2 ).(%ixi &lt;&gt; 0)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∈</mo>
                  <mrow>
                    <mo fence="true" stretchy="true">[</mo>
                    <mrow>
                      <mrow>
                        <mrow>
                          <mi mathvariant="normal">μ</mi>
                          <mo stretchy="false">−</mo>
                          <mrow>
                            <mi mathvariant="normal">σ</mi>
                            <mo stretchy="false">/</mo>
                            <mi mathvariant="normal">ξ</mi>
                          </mrow>
                        </mrow>
                        <mrow>
                          <mi>,</mi>
                          <mo stretchy="false">+</mo>
                          <mi mathvariant="normal">∞</mi>
                        </mrow>
                      </mrow>
                    </mrow>
                    <mo fence="true" stretchy="true">)</mo>
                  </mrow>
                </mrow>
                <mi>;</mi>
                <mi mathvariant="italic">si</mi>
                <mrow>
                  <mi mathvariant="normal">ξ</mi>
                  <mo stretchy="false">&gt;</mo>
                  <mn>0</mn>
                </mrow>
              </mrow>
            </mtd>
          </mtr>
          <mtr>
            <mtd>
              <mrow>
                <mrow>
                  <mi>x</mi>
                  <mo stretchy="false">∈</mo>
                  <mrow>
                    <mo fence="true" stretchy="true">(</mo>
                    <mrow>
                      <mrow>
                        <mrow>
                          <mo stretchy="false">−</mo>
                          <mi mathvariant="normal">∞</mi>
                        </mrow>
                        <mrow>
                          <mi>,</mi>
                          <mo stretchy="false">+</mo>
                          <mi mathvariant="normal">∞</mi>
                        </mrow>
                      </mrow>
                    </mrow>
                    <mo fence="true" stretchy="true">)</mo>
                  </mrow>
                </mrow>
                <mi>;</mi>
                <mi mathvariant="italic">si</mi>
                <mrow>
                  <mi mathvariant="normal">ξ</mi>
                  <mo stretchy="false">=</mo>
                  <mn>0</mn>
                </mrow>
              </mrow>
            </mtd>
          </mtr>
          <mtr>
            <mtd>
              <mrow>
                <mrow>
                  <mi>x</mi>
                  <mo stretchy="false">∈</mo>
                  <mrow>
                    <mo fence="true" stretchy="true">(</mo>
                    <mrow>
                      <mrow>
                        <mrow>
                          <mo stretchy="false">−</mo>
                          <mi mathvariant="normal">∞</mi>
                        </mrow>
                        <mi>,</mi>
                        <mrow>
                          <mi mathvariant="normal">μ</mi>
                          <mo stretchy="false">−</mo>
                          <mrow>
                            <mi mathvariant="normal">σ</mi>
                            <mo stretchy="false">/</mo>
                            <mi mathvariant="normal">ξ</mi>
                          </mrow>
                        </mrow>
                      </mrow>
                    </mrow>
                    <mo fence="true" stretchy="true">]</mo>
                  </mrow>
                </mrow>
                <mi>;</mi>
                <mi mathvariant="italic">si</mi>
                <mrow>
                  <mi mathvariant="normal">ξ</mi>
                  <mo stretchy="false">&lt;</mo>
                  <mn>0</mn>
                </mrow>
              </mrow>
            </mtd>
          </mtr>
        </mtable>
      </mrow>
    </mrow>
    <annotation encoding="StarMath 5.0">left lbrace  stack{{x in left [    %imy - %isigma  /  %ixi, +infinity right ) ; si %ixi &gt; 0 } 
#{ x in left ( -infinity, +infinity right ) ; si %ixi = 0 }
#{ x in left ( -infinity,  %imy - %isigma / %ixi right ] ; si %ixi &lt; 0}
}  right none</annotation>
  </semantics>
</math>
</file>

<file path=Object 14/content.xml><?xml version="1.0" encoding="utf-8"?>
<math xmlns="http://www.w3.org/1998/Math/MathML" display="block">
  <semantics>
    <mrow>
      <mo fence="true" stretchy="false">{</mo>
      <mrow>
        <msub>
          <mi>x</mi>
          <mi>i</mi>
        </msub>
      </mrow>
      <mo fence="true" stretchy="false">}</mo>
    </mrow>
    <annotation encoding="StarMath 5.0">lbrace x_i rbrace</annotation>
  </semantics>
</math>
</file>

<file path=Object 15/content.xml><?xml version="1.0" encoding="utf-8"?>
<math xmlns="http://www.w3.org/1998/Math/MathML" display="block">
  <semantics>
    <mrow>
      <msub>
        <mi>p</mi>
        <mi>x</mi>
      </msub>
      <mrow>
        <mo fence="true" stretchy="false">(</mo>
        <mrow>
          <mrow>
            <mi>x</mi>
            <mi>,</mi>
            <mi mathvariant="normal">θ</mi>
          </mrow>
        </mrow>
        <mo fence="true" stretchy="false">)</mo>
      </mrow>
    </mrow>
    <annotation encoding="StarMath 5.0">p_x( x , %itheta)</annotation>
  </semantics>
</math>
</file>

<file path=Object 16/content.xml><?xml version="1.0" encoding="utf-8"?>
<math xmlns="http://www.w3.org/1998/Math/MathML" display="block">
  <semantics>
    <mi mathvariant="normal">θ</mi>
    <annotation encoding="StarMath 5.0">%itheta</annotation>
  </semantics>
</math>
</file>

<file path=Object 17/content.xml><?xml version="1.0" encoding="utf-8"?>
<math xmlns="http://www.w3.org/1998/Math/MathML" display="block">
  <semantics>
    <mrow>
      <mo fence="true" stretchy="false">{</mo>
      <mrow>
        <msub>
          <mi>x</mi>
          <mi>i</mi>
        </msub>
      </mrow>
      <mo fence="true" stretchy="false">}</mo>
    </mrow>
    <annotation encoding="StarMath 5.0">lbrace x_i rbrace</annotation>
  </semantics>
</math>
</file>

<file path=Object 18/content.xml><?xml version="1.0" encoding="utf-8"?>
<math xmlns="http://www.w3.org/1998/Math/MathML" display="block">
  <semantics>
    <mi mathvariant="normal">θ</mi>
    <annotation encoding="StarMath 5.0">%itheta</annotation>
  </semantics>
</math>
</file>

<file path=Object 19/content.xml><?xml version="1.0" encoding="utf-8"?>
<math xmlns="http://www.w3.org/1998/Math/MathML" display="block">
  <semantics>
    <mrow>
      <mo fence="true" stretchy="false">{</mo>
      <mrow>
        <msub>
          <mi>x</mi>
          <mi>i</mi>
        </msub>
      </mrow>
      <mo fence="true" stretchy="false">}</mo>
    </mrow>
    <annotation encoding="StarMath 5.0">lbrace x_i rbrace</annotation>
  </semantics>
</math>
</file>

<file path=Object 2/content.xml><?xml version="1.0" encoding="utf-8"?>
<math xmlns="http://www.w3.org/1998/Math/MathML" display="block">
  <semantics>
    <mrow>
      <mrow>
        <mi mathvariant="italic">median</mi>
        <mo stretchy="false">=</mo>
        <mrow>
          <mi mathvariant="normal">μ</mi>
          <mo stretchy="false">+</mo>
          <mi mathvariant="normal">σ</mi>
        </mrow>
      </mrow>
      <mfrac>
        <mrow>
          <msup>
            <mrow>
              <mo fence="true" stretchy="false">(</mo>
              <mrow>
                <mrow>
                  <mi>ln</mi>
                  <mn>2</mn>
                </mrow>
              </mrow>
              <mo fence="true" stretchy="false">)</mo>
            </mrow>
            <mrow>
              <mo stretchy="false">−</mo>
              <mi mathvariant="normal">ξ</mi>
            </mrow>
          </msup>
          <mo stretchy="false">−</mo>
          <mn>1</mn>
        </mrow>
        <mi mathvariant="normal">ξ</mi>
      </mfrac>
    </mrow>
    <annotation encoding="StarMath 5.0">median = %imy  + %isigma { ( ln 2 ) ^{-%ixi} - 1 } over %ixi  </annotation>
  </semantics>
</math>
</file>

<file path=Object 2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1/content.xml><?xml version="1.0" encoding="utf-8"?>
<math xmlns="http://www.w3.org/1998/Math/MathML" display="block">
  <semantics>
    <mtable>
      <mtr>
        <mtd>
          <mrow>
            <munder>
              <mi mathvariant="italic">máx</mi>
              <mi mathvariant="normal">θ</mi>
            </munder>
            <mrow>
              <munder>
                <mo stretchy="false">∏</mo>
                <mi>i</mi>
              </munder>
              <msub>
                <mi>p</mi>
                <mi>x</mi>
              </msub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 mathvariant="normal">θ</mi>
                </mrow>
              </mrow>
              <mo fence="true" stretchy="false">)</mo>
            </mrow>
          </mrow>
        </mtd>
      </mtr>
      <mtr>
        <mtd>
          <mrow>
            <mi>@</mi>
            <mrow>
              <mi mathvariant="normal">θ</mi>
              <mo stretchy="false">∈</mo>
              <msub>
                <mi mathvariant="normal">Ω</mi>
                <mi mathvariant="normal">θ</mi>
              </msub>
            </mrow>
          </mrow>
        </mtd>
      </mtr>
    </mtable>
    <annotation encoding="StarMath 5.0">binom{{máx} csub %itheta prod from{i} p_x( x_i, %itheta )}{@ %itheta in %OMEGA_%itheta}   </annotation>
  </semantics>
</math>
</file>

<file path=Object 22/content.xml><?xml version="1.0" encoding="utf-8"?>
<math xmlns="http://www.w3.org/1998/Math/MathML" display="block">
  <semantics>
    <mrow>
      <msub>
        <mi>p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gt;</mo>
        <mn>0</mn>
      </mrow>
    </mrow>
    <annotation encoding="StarMath 5.0">p_x( x_i) &gt; 0</annotation>
  </semantics>
</math>
</file>

<file path=Object 23/content.xml><?xml version="1.0" encoding="utf-8"?>
<math xmlns="http://www.w3.org/1998/Math/MathML" display="block">
  <semantics>
    <mtable>
      <mtr>
        <mtd>
          <mrow>
            <munder>
              <mi mathvariant="italic">máx</mi>
              <mi mathvariant="normal">θ</mi>
            </munder>
            <mrow>
              <munder>
                <mo stretchy="false">∑</mo>
                <mi>i</mi>
              </munder>
              <mi>ln</mi>
            </mrow>
            <mrow>
              <mo fence="true" stretchy="false">(</mo>
              <mrow>
                <mrow>
                  <msub>
                    <mi>p</mi>
                    <mi>x</mi>
                  </msub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i mathvariant="normal">θ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i>@</mi>
            <mrow>
              <mi mathvariant="normal">θ</mi>
              <mo stretchy="false">∈</mo>
              <msub>
                <mi mathvariant="normal">Ω</mi>
                <mi mathvariant="normal">θ</mi>
              </msub>
            </mrow>
          </mrow>
        </mtd>
      </mtr>
    </mtable>
    <annotation encoding="StarMath 5.0">binom{{máx} csub %itheta sum from{i} Ln( p_x( x_i, %itheta ))}{@ %itheta in %OMEGA_%itheta}   </annotation>
  </semantics>
</math>
</file>

<file path=Object 3/content.xml><?xml version="1.0" encoding="utf-8"?>
<math xmlns="http://www.w3.org/1998/Math/MathML" display="block">
  <semantics>
    <mrow>
      <mrow>
        <mi mathvariant="italic">variance</mi>
        <mo stretchy="false">=</mo>
        <msup>
          <mrow>
            <mo fence="true" stretchy="false">(</mo>
            <mrow>
              <mfrac>
                <mi mathvariant="normal">σ</mi>
                <mi mathvariant="normal">ξ</mi>
              </mfrac>
            </mrow>
            <mo fence="true" stretchy="false">)</mo>
          </mrow>
          <mn>2</mn>
        </msup>
      </mrow>
      <mrow>
        <mo fence="true" stretchy="false">(</mo>
        <mrow>
          <mrow>
            <mi mathvariant="normal">Γ</mi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n>2</mn>
                    </mrow>
                    <mi mathvariant="normal">ξ</mi>
                  </mrow>
                </mrow>
                <mo fence="true" stretchy="false">)</mo>
              </mrow>
              <mo stretchy="false">−</mo>
              <mi mathvariant="normal">Γ</mi>
            </mrow>
            <msup>
              <mrow>
                <mo fence="true" stretchy="false">(</mo>
                <mrow>
                  <mrow>
                    <mn>1</mn>
                    <mo stretchy="false">−</mo>
                    <mi mathvariant="normal">ξ</mi>
                  </mrow>
                </mrow>
                <mo fence="true" stretchy="false">)</mo>
              </mrow>
              <mn>2</mn>
            </msup>
          </mrow>
        </mrow>
        <mo fence="true" stretchy="false">)</mo>
      </mrow>
    </mrow>
    <annotation encoding="StarMath 5.0">variance = ( %isigma over %ixi)^2 (%GAMMA (1-2 %ixi) - %GAMMA (1-%ixi)^2)   </annotation>
  </semantics>
</math>
</file>

<file path=Object 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italic">mean</mi>
                <mo stretchy="false">−</mo>
                <mi mathvariant="italic">median</mi>
              </mrow>
            </mrow>
            <mo fence="true" stretchy="false">)</mo>
          </mrow>
          <mn>2</mn>
        </msup>
        <mo stretchy="false">=</mo>
        <msup>
          <mrow>
            <mo fence="true" stretchy="false">(</mo>
            <mrow>
              <mfrac>
                <mi mathvariant="normal">σ</mi>
                <mi mathvariant="normal">ξ</mi>
              </mfrac>
            </mrow>
            <mo fence="true" stretchy="false">)</mo>
          </mrow>
          <mn>2</mn>
        </msup>
      </mrow>
      <msup>
        <mrow>
          <mo fence="true" stretchy="false">(</mo>
          <mrow>
            <mrow>
              <mrow>
                <mi mathvariant="normal">Γ</mi>
                <mrow>
                  <mo fence="true" stretchy="false">(</mo>
                  <mrow>
                    <mrow>
                      <mn>1</mn>
                      <mo stretchy="false">−</mo>
                      <mi mathvariant="normal">ξ</mi>
                    </mrow>
                  </mrow>
                  <mo fence="true" stretchy="false">)</mo>
                </mrow>
              </mrow>
              <mo stretchy="false">−</mo>
              <msup>
                <mrow>
                  <mo fence="true" stretchy="false">(</mo>
                  <mrow>
                    <mrow>
                      <mi>ln</mi>
                      <mn>2</mn>
                    </mrow>
                  </mrow>
                  <mo fence="true" stretchy="false">)</mo>
                </mrow>
                <mrow>
                  <mo stretchy="false">−</mo>
                  <mi mathvariant="normal">ξ</mi>
                </mrow>
              </msup>
            </mrow>
          </mrow>
          <mo fence="true" stretchy="false">)</mo>
        </mrow>
        <mn>2</mn>
      </msup>
    </mrow>
    <annotation encoding="StarMath 5.0">(mean -median)^2= (%isigma over %ixi) ^2(  { %GAMMA (1-%ixi) }   -  { ( ln 2 ) ^{-%ixi} }  )^2 </annotation>
  </semantics>
</math>
</file>

<file path=Object 5/content.xml><?xml version="1.0" encoding="utf-8"?>
<math xmlns="http://www.w3.org/1998/Math/MathML" display="block">
  <semantics>
    <mrow>
      <mfrac>
        <msup>
          <mrow>
            <mo fence="true" stretchy="false">(</mo>
            <mrow>
              <mrow>
                <mi mathvariant="italic">mean</mi>
                <mo stretchy="false">−</mo>
                <mi mathvariant="italic">median</mi>
              </mrow>
            </mrow>
            <mo fence="true" stretchy="false">)</mo>
          </mrow>
          <mn>2</mn>
        </msup>
        <mi mathvariant="italic">variance</mi>
      </mfrac>
      <mo stretchy="false">=</mo>
      <mfrac>
        <msup>
          <mrow>
            <mo fence="true" stretchy="false">(</mo>
            <mrow>
              <mrow>
                <mrow>
                  <mi mathvariant="normal">Γ</mi>
                  <mrow>
                    <mo fence="true" stretchy="false">(</mo>
                    <mrow>
                      <mrow>
                        <mn>1</mn>
                        <mo stretchy="false">−</mo>
                        <mi mathvariant="normal">ξ</mi>
                      </mrow>
                    </mrow>
                    <mo fence="true" stretchy="false">)</mo>
                  </mrow>
                </mrow>
                <mo stretchy="false">−</mo>
                <msup>
                  <mrow>
                    <mo fence="true" stretchy="false">(</mo>
                    <mrow>
                      <mrow>
                        <mi>ln</mi>
                        <mn>2</mn>
                      </mrow>
                    </mrow>
                    <mo fence="true" stretchy="false">)</mo>
                  </mrow>
                  <mrow>
                    <mo stretchy="false">−</mo>
                    <mi mathvariant="normal">ξ</mi>
                  </mrow>
                </msup>
              </mrow>
            </mrow>
            <mo fence="true" stretchy="false">)</mo>
          </mrow>
          <mn>2</mn>
        </msup>
        <mrow>
          <mo fence="true" stretchy="false">(</mo>
          <mrow>
            <mrow>
              <mi mathvariant="normal">Γ</mi>
              <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n>2</mn>
                      </mrow>
                      <mi mathvariant="normal">ξ</mi>
                    </mrow>
                  </mrow>
                  <mo fence="true" stretchy="false">)</mo>
                </mrow>
                <mo stretchy="false">−</mo>
                <mi mathvariant="normal">Γ</mi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i mathvariant="normal">ξ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frac>
    </mrow>
    <annotation encoding="StarMath 5.0">(mean -median)^2 over variance= (  { %GAMMA (1-%ixi) }   -  { ( ln 2 ) ^{-%ixi} }  )^2 

 over (%GAMMA (1-2 %ixi) - %GAMMA (1-%ixi)^2)   </annotation>
  </semantics>
</math>
</file>

<file path=Object 6/content.xml><?xml version="1.0" encoding="utf-8"?>
<math xmlns="http://www.w3.org/1998/Math/MathML" display="block">
  <semantics>
    <mrow>
      <mi mathvariant="italic">CD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row>
            <mrow>
              <mo stretchy="false">−</mo>
              <mi>t</mi>
            </mrow>
            <mrow>
              <mo fence="true" stretchy="false">(</mo>
              <mrow>
                <mi>x</mi>
              </mrow>
              <mo fence="true" stretchy="false">)</mo>
            </mrow>
          </mrow>
        </msup>
      </mrow>
    </mrow>
    <annotation encoding="StarMath 5.0">CDF( x ) = e^{-t(x)}
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o fence="true" stretchy="false">(</mo>
                                <mrow>
                                  <mfrac>
                                    <mrow>
                                      <mi>x</mi>
                                      <mo stretchy="false">−</mo>
                                      <mi mathvariant="normal">μ</mi>
                                    </mrow>
                                    <mi mathvariant="normal">σ</mi>
                                  </mfrac>
                                </mrow>
                                <mo fence="true" stretchy="false">)</mo>
                              </mrow>
                            </mrow>
                            <mi mathvariant="normal">ξ</mi>
                          </mrow>
                        </mrow>
                        <mo fence="true" stretchy="false">)</mo>
                      </mrow>
                      <mrow>
                        <mrow>
                          <mo stretchy="false">−</mo>
                          <mn>1</mn>
                        </mrow>
                        <mo stretchy="false">/</mo>
                        <mi mathvariant="normal">ξ</mi>
                      </mrow>
                    </msup>
                    <mi>;</mi>
                    <mi mathvariant="italic">si</mi>
                    <mrow>
                      <mi mathvariant="normal">ξ</mi>
                      <mo stretchy="false">≠</mo>
                      <mn>0</mn>
                    </mrow>
                  </mrow>
                </mtd>
              </mtr>
              <mtr>
                <mtd>
                  <mrow>
                    <msup>
                      <mi>e</mi>
                      <mrow>
                        <mrow>
                          <mo stretchy="false">−</mo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i mathvariant="normal">μ</mi>
                              </mrow>
                            </mrow>
                            <mo fence="true" stretchy="false">)</mo>
                          </mrow>
                        </mrow>
                        <mo stretchy="false">/</mo>
                        <mi mathvariant="normal">σ</mi>
                      </mrow>
                    </msup>
                    <mi>;</mi>
                    <mi mathvariant="italic">si</mi>
                    <mrow>
                      <mi mathvariant="normal">ξ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t( x ) = left lbrace    binom{( 1+({x-%imy} over %isigma) %ixi  )^{ -1 / %ixi } ; si %ixi &lt;&gt;0}{e^{-(x- %imy) / %isigma } ; si %ixi = 0}  right none</annotation>
  </semantics>
</math>
</file>

<file path=Object 8/content.xml><?xml version="1.0" encoding="utf-8"?>
<math xmlns="http://www.w3.org/1998/Math/MathML" display="block">
  <semantics>
    <mi mathvariant="normal">ξ</mi>
    <annotation encoding="StarMath 5.0">%ixi</annotation>
  </semantics>
</math>
</file>

<file path=Object 9/content.xml><?xml version="1.0" encoding="utf-8"?>
<math xmlns="http://www.w3.org/1998/Math/MathML" display="block">
  <semantics>
    <mrow>
      <mi mathvariant="normal">ξ</mi>
      <mo stretchy="false">→</mo>
      <mn>0</mn>
    </mrow>
    <annotation encoding="StarMath 5.0">%ixi toward 0</annotation>
  </semantics>
</math>
</file>